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2.683cm"/>
    </style:style>
    <style:style style:name="co4" style:family="table-column">
      <style:table-column-properties fo:break-before="auto" style:column-width="2.455cm"/>
    </style:style>
    <style:style style:name="ro1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2"/>
          <table:table-cell office:value-type="string">
            <text:p>relecture lente</text:p>
          </table:table-cell>
          <table:table-cell office:value-type="string">
            <text:p>récapitulatif</text:p>
          </table:table-cell>
          <table:table-cell office:value-type="string">
            <text:p>apprentissage</text:p>
          </table:table-cell>
          <table:table-cell office:value-type="string">
            <text:p>exercices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11">
            <text:p>Partie 1</text:p>
            <text:p>Les bases</text:p>
            <text:p>Du C++</text:p>
            <text:p/>
            <text:p/>
            <text:p/>
            <text:p/>
            <text:p/>
          </table:table-cell>
          <table:table-cell table:style-name="ce2" office:value-type="string">
            <text:p>Chapitre 1 : qu'est ce que le C++ ?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2 : logiciels programmation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3 : premier programme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4 : utiliser la mémoire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5 : calculette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6 : structures de contrôle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7 : programmation modulaire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8 : tableaux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9 : lire et écrire dans des fichiers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10 : TP mot mystère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11 : pointeurs</text:p>
          </table:table-cell>
          <table:table-cell table:number-columns-repeated="1022"/>
        </table:table-row>
        <table:table-row table:style-name="ro1">
          <table:table-cell office:value-type="string" table:number-columns-spanned="1" table:number-rows-spanned="9">
            <text:p>Partie 2</text:p>
            <text:p>POO</text:p>
            <text:p/>
            <text:p/>
            <text:p/>
            <text:p/>
          </table:table-cell>
          <table:table-cell table:style-name="ce2" office:value-type="string">
            <text:p>Chapitre 1 : utilisation d'objets, l'exemple des strings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2 : les classes 1/2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string">
            <text:p>Chapitre 3 : les classes 2/2</text:p>
          </table:table-cell>
          <table:table-cell table:number-columns-repeated="1022"/>
        </table:table-row>
        <table:table-row table:style-name="ro1">
          <table:covered-table-cell/>
          <table:table-cell table:style-name="ce3" office:value-type="string">
            <text:p>Chapitre 4 : surcharge d'opérateur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5 : TP zfraction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6 : classes et pointeur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7 : l'héritage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8 : le polymorphisme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9 : éléments statiques et amitié</text:p>
          </table:table-cell>
          <table:table-cell table:number-columns-repeated="1022"/>
        </table:table-row>
        <table:table-row table:style-name="ro1">
          <table:table-cell office:value-type="string" table:number-columns-spanned="1" table:number-rows-spanned="15">
            <text:p>Partie 3</text:p>
            <text:p>QT</text:p>
            <text:p/>
            <text:p/>
            <text:p/>
            <text:p/>
            <text:p/>
            <text:p/>
            <text:p/>
            <text:p/>
          </table:table-cell>
          <table:table-cell office:value-type="string">
            <text:p>Chapitre 1 : introduction à Qt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2 : première compilation de fenêtre avec Qt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3 : personnaliser les widget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4 : signaux et slot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5 : boites de dialogue usuelle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6 : doc Qt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7 : positionner widgets avec layout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8 : principaux widget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9 : générateur de classe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10 : fenêtre principale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11 : traduire programme avec Qt linguist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12 : modéliser fenêtres avec Qt designer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13 : créer navigateur web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14 : architecture MVC widgets complexe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15 : communiquer en réseau avec son programme</text:p>
          </table:table-cell>
          <table:table-cell table:number-columns-repeated="1022"/>
        </table:table-row>
        <table:table-row table:style-name="ro1">
          <table:table-cell office:value-type="string" table:number-columns-spanned="1" table:number-rows-spanned="4">
            <text:p>Partie 4</text:p>
            <text:p>Bibliothèque</text:p>
            <text:p>Standard</text:p>
            <text:p/>
          </table:table-cell>
          <table:table-cell office:value-type="string">
            <text:p>Chapitre 1 : qu'est ce que la bibliothèque standard ?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2 : les conteneur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3 : itérateurs et fonctieur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4 : la puissance des algorithmes</text:p>
          </table:table-cell>
          <table:table-cell table:number-columns-repeated="1022"/>
        </table:table-row>
        <table:table-row table:style-name="ro1">
          <table:table-cell office:value-type="string" table:number-columns-spanned="1" table:number-rows-spanned="3">
            <text:p>Partie 5</text:p>
            <text:p>Notions</text:p>
            <text:p>Avancées</text:p>
          </table:table-cell>
          <table:table-cell office:value-type="string">
            <text:p>Chapitre 1 : gestion des erreurs avec les exception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2 : créer des templates</text:p>
          </table:table-cell>
          <table:table-cell table:number-columns-repeated="1022"/>
        </table:table-row>
        <table:table-row table:style-name="ro1">
          <table:covered-table-cell/>
          <table:table-cell office:value-type="string">
            <text:p>Chapitre 3 : ce que vous pouvez encore apprendre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01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01:09:46</meta:creation-date>
    <meta:generator>OpenOffice.org/3.3$Unix OpenOffice.org_project/330m20$Build-9567</meta:generator>
    <dc:date>2012-03-27T01:52:47</dc:date>
    <meta:editing-duration>PT22M55S</meta:editing-duration>
    <meta:editing-cycles>41</meta:editing-cycles>
    <meta:document-statistic meta:table-count="3" meta:cell-count="51" meta:object-count="0"/>
  </office:meta>
</office:document-meta>
</file>